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1cm" draw:marker-start="" draw:marker-start-width="0.413cm" draw:marker-end="Diamond_20_unfilled" draw:marker-end-width="0.988cm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29cm" fo:min-width="12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73cm" fo:min-width="12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029cm" fo:min-width="13.4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73cm" fo:min-width="13.4cm" draw:shadow="visib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3.329cm" fo:min-width="13.4cm" draw:shadow="visible"/>
    </style:style>
    <style:style style:name="gr7" style:family="graphic" style:parent-style-name="objectwithoutfill">
      <style:graphic-properties svg:stroke-width="0.071cm" draw:marker-start="" draw:marker-start-width="0.413cm" draw:marker-end="Triangle_20_unfilled" draw:marker-end-width="0.988cm" draw:fill="none" draw:textarea-vertical-align="middle" fo:padding-top="0.16cm" fo:padding-bottom="0.16cm" fo:padding-left="0.285cm" fo:padding-right="0.2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29cm" fo:min-width="12.3cm" draw:shadow="visib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73cm" fo:min-width="12.3cm" draw:shadow="visib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629cm" fo:min-width="12.3cm" draw:shadow="visibl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7.2cm" svg:y1="19.29cm" svg:x2="38.95cm" svg:y2="23.05cm" draw:start-shape="id1" draw:start-glue-point="1" draw:end-shape="id2" draw:end-glue-point="3" svg:d="M27200 19290h5975v3760h5775" svg:viewBox="0 0 11751 3761">
          <text:p/>
        </draw:connector>
        <draw:g xml:id="id4" draw:id="id4">
          <draw:custom-shape draw:style-name="gr2" draw:text-style-name="P3" draw:layer="layout" svg:width="12.5cm" svg:height="3.279cm" svg:x="14cm" svg:y="4.6cm">
            <text:p text:style-name="P2"><text:span text:style-name="T1">&lt;&lt;Interface&gt;&gt;</text:span></text:p>
            <text:p text:style-name="P2"><text:span text:style-name="T1">Comparable&lt;IFragment&gt;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2.5cm" svg:height="1.223cm" svg:x="14cm" svg:y="7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2.5cm" svg:height="3.279cm" svg:x="14cm" svg:y="9.021cm">
            <text:p text:style-name="P5"><text:span text:style-name="T1">+ compareTo(IFragment fragment): int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3" draw:layer="layout" svg:width="13.9cm" svg:height="3.279cm" svg:x="13.3cm" svg:y="15.4cm">
            <text:p text:style-name="P2"><text:span text:style-name="T1">&lt;&lt;Interface&gt;&gt;</text:span></text:p>
            <text:p text:style-name="P2"><text:span text:style-name="T1">IFragmen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xml:id="id1" draw:id="id1" draw:layer="layout" svg:width="13.9cm" svg:height="1.223cm" svg:x="13.3cm" svg:y="18.6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xml:id="id6" draw:id="id6" draw:layer="layout" svg:width="13.9cm" svg:height="13.579cm" svg:x="13.3cm" svg:y="19.821cm">
            <text:p text:style-name="P5"><text:span text:style-name="T1">+ hasText(): boolean</text:span></text:p>
            <text:p text:style-name="P5"><text:span text:style-name="T1">+ getText(): String</text:span></text:p>
            <text:p text:style-name="P5"><text:span text:style-name="T1">+ setText(String text): void</text:span></text:p>
            <text:p text:style-name="P5"><text:span text:style-name="T1"/></text:p>
            <text:p text:style-name="P5"><text:span text:style-name="T1">+ hasPosition(): boolean</text:span></text:p>
            <text:p text:style-name="P5"><text:span text:style-name="T1">+ getPosition(); IFragmentPosition</text:span></text:p>
            <text:p text:style-name="P5"><text:span text:style-name="T1">+ setPosition(IFragmentPosition position): void</text:span></text:p>
            <text:p text:style-name="P5"><text:span text:style-name="T1"/></text:p>
            <text:p text:style-name="P5"><text:span text:style-name="T1">+ hasParent(): boolean</text:span></text:p>
            <text:p text:style-name="P5"><text:span text:style-name="T1">+ getParent(): IFragment</text:span></text:p>
            <text:p text:style-name="P5"><text:span text:style-name="T1">+ <text:s/>setParent(IFragment parent): void</text:span></text:p>
            <text:p text:style-name="P5"><text:span text:style-name="T1"/></text:p>
            <text:p text:style-name="P5"><text:span text:style-name="T1">+ hasChildren(): boolean</text:span></text:p>
            <text:p text:style-name="P5"><text:span text:style-name="T1">+ getChildren(): List&lt;IFragment&gt; </text:span></text:p>
            <text:p text:style-name="P5"><text:span text:style-name="T1">+ addChild(IFragment child): void</text:span></text:p>
            <text:p text:style-name="P5"><text:span text:style-name="T1">+ addChildren(Iterable&lt;IFragment&gt; children): void </text:span></text:p>
            <text:p text:style-name="P5"><text:span text:style-name="T1"/></text:p>
            <text:p text:style-name="P5"><text:span text:style-name="T1">+ isParentOf(IFragment child): boolean</text:span></text:p>
            <text:p text:style-name="P5"><text:span text:style-name="T1">+ isChildOf(IFragment parent): boolean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" draw:layer="layout" svg:x1="20.25cm" svg:y1="15.4cm" svg:x2="20.25cm" svg:y2="12.3cm" draw:start-shape="id3" draw:start-glue-point="0" draw:end-shape="id4" svg:d="M20250 15400v-3100" svg:viewBox="0 0 1 3101">
          <text:p/>
        </draw:connector>
        <draw:g xml:id="id2" draw:id="id2">
          <draw:custom-shape draw:style-name="gr8" draw:text-style-name="P3" draw:layer="layout" svg:width="12.8cm" svg:height="3.279cm" svg:x="38.95cm" svg:y="18.9cm">
            <text:p text:style-name="P2"><text:span text:style-name="T1">&lt;&lt;Interface&gt;&gt;</text:span></text:p>
            <text:p text:style-name="P2"><text:span text:style-name="T1">IFragmentPosi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2.8cm" svg:height="1.223cm" svg:x="38.95cm" svg:y="22.17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12.8cm" svg:height="3.879cm" svg:x="38.95cm" svg:y="23.321cm">
            <text:p text:style-name="P5"><text:span text:style-name="T1">+ getStartLine(): int</text:span></text:p>
            <text:p text:style-name="P5"><text:span text:style-name="T1">+ getStartCharInLine(): int </text:span></text:p>
            <text:p text:style-name="P5"><text:span text:style-name="T1">+ getStopLine(): int</text:span></text:p>
            <text:p text:style-name="P5"><text:span text:style-name="T1">+ getStopCharInLine(): int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2" draw:text-style-name="P3" draw:layer="layout" svg:width="12.5cm" svg:height="3.279cm" svg:x="39.1cm" svg:y="7.6cm">
            <text:p text:style-name="P2"><text:span text:style-name="T1">&lt;&lt;Interface&gt;&gt;</text:span></text:p>
            <text:p text:style-name="P2"><text:span text:style-name="T1">Comparable&lt;IFragmentPosition</text:span><text:span text:style-name="T1">&gt;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2.5cm" svg:height="1.223cm" svg:x="39.1cm" svg:y="10.87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2.5cm" svg:height="3.279cm" svg:x="39.1cm" svg:y="12.021cm">
            <text:p text:style-name="P5"><text:span text:style-name="T1">+ compareTo(IFragmentPosition</text:span><text:span text:style-name="T1"> position): int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" draw:layer="layout" svg:x1="45.35cm" svg:y1="18.9cm" svg:x2="45.35cm" svg:y2="15.3cm" draw:start-shape="id2" draw:end-shape="id5" draw:end-glue-point="2" svg:d="M45350 18900v-3600" svg:viewBox="0 0 1 3601">
          <text:p/>
        </draw:connector>
        <draw:connector draw:style-name="gr1" draw:text-style-name="P1" draw:layer="layout" draw:line-skew="1.7cm 7.699cm" svg:x1="20.25cm" svg:y1="33.4cm" svg:x2="27.2cm" svg:y2="26.61cm" draw:start-shape="id6" draw:start-glue-point="2" draw:end-shape="id6" draw:end-glue-point="1" svg:d="M20250 33400v2400h15350v-9190h-8400" svg:viewBox="0 0 15351 9191">
          <text:p/>
        </draw:connector>
        <draw:connector draw:style-name="gr1" draw:text-style-name="P1" draw:layer="layout" draw:line-skew="3.2cm -6.899cm" svg:x1="20.25cm" svg:y1="33.4cm" svg:x2="13.3cm" svg:y2="26.61cm" draw:start-shape="id6" draw:start-glue-point="2" draw:end-shape="id6" svg:d="M20250 33400v3900h-14350v-10690h7400" svg:viewBox="0 0 14351 10691">
          <text:p/>
        </draw:connector>
        <draw:frame draw:style-name="gr11" draw:text-style-name="P7" draw:layer="layout" svg:width="3.5cm" svg:height="1cm" svg:x="8.4cm" svg:y="25.5cm">
          <draw:text-box>
            <text:p text:style-name="P2">0..1</text:p>
          </draw:text-box>
        </draw:frame>
        <draw:frame draw:style-name="gr11" draw:text-style-name="P7" draw:layer="layout" svg:width="3.5cm" svg:height="1cm" svg:x="29cm" svg:y="25.6cm">
          <draw:text-box>
            <text:p text:style-name="P2">0..*</text:p>
          </draw:text-box>
        </draw:frame>
        <draw:frame draw:style-name="gr11" draw:text-style-name="P7" draw:layer="layout" svg:width="3.5cm" svg:height="1cm" svg:x="34.3cm" svg:y="22cm">
          <draw:text-box>
            <text:p text:style-name="P2">1</text:p>
          </draw:text-box>
        </draw:frame>
        <draw:frame draw:style-name="gr11" draw:text-style-name="P7" draw:layer="layout" svg:width="3.5cm" svg:height="1cm" svg:x="34.3cm" svg:y="23.2cm">
          <draw:text-box>
            <text:p text:style-name="P2">position</text:p>
          </draw:text-box>
        </draw:frame>
        <draw:frame draw:style-name="gr11" draw:text-style-name="P7" draw:layer="layout" svg:width="3.5cm" svg:height="1cm" svg:x="29cm" svg:y="26.7cm">
          <draw:text-box>
            <text:p text:style-name="P2">children</text:p>
          </draw:text-box>
        </draw:frame>
        <draw:frame draw:style-name="gr11" draw:text-style-name="P7" draw:layer="layout" svg:width="3.5cm" svg:height="1cm" svg:x="8.4cm" svg:y="26.7cm">
          <draw:text-box>
            <text:p text:style-name="P2">par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11-24T20:46:31.973167167</dc:date>
    <dc:creator>Maximilian Meffert</dc:creator>
    <meta:editing-duration>PT17H6M22S</meta:editing-duration>
    <meta:editing-cycles>31</meta:editing-cycles>
    <meta:generator>LibreOffice/5.1.6.2$Linux_X86_64 LibreOffice_project/10m0$Build-2</meta:generator>
    <meta:document-statistic meta:object-count="27"/>
  </office:meta>
</office:document-meta>
</file>